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7f35" officeooo:paragraph-rsid="000b7f35"/>
    </style:style>
    <style:style style:name="P2" style:family="paragraph" style:parent-style-name="Standard">
      <style:text-properties officeooo:rsid="000e06ac" officeooo:paragraph-rsid="000e06ac"/>
    </style:style>
    <style:style style:name="P3" style:family="paragraph" style:parent-style-name="Standard">
      <style:text-properties officeooo:rsid="001094ad" officeooo:paragraph-rsid="001094ad"/>
    </style:style>
    <style:style style:name="P4" style:family="paragraph" style:parent-style-name="Standard">
      <style:text-properties officeooo:rsid="0011cc9c" officeooo:paragraph-rsid="0011cc9c"/>
    </style:style>
    <style:style style:name="P5" style:family="paragraph" style:parent-style-name="Standard">
      <style:text-properties officeooo:rsid="0011cc9c" officeooo:paragraph-rsid="0012707a"/>
    </style:style>
    <style:style style:name="P6" style:family="paragraph" style:parent-style-name="Standard">
      <style:text-properties officeooo:rsid="0014fd23" officeooo:paragraph-rsid="0014fd23"/>
    </style:style>
    <style:style style:name="P7" style:family="paragraph" style:parent-style-name="Standard">
      <style:text-properties officeooo:rsid="001675c9" officeooo:paragraph-rsid="001675c9"/>
    </style:style>
    <style:style style:name="P8" style:family="paragraph" style:parent-style-name="Standard">
      <style:text-properties officeooo:rsid="00173821" officeooo:paragraph-rsid="00173821"/>
    </style:style>
    <style:style style:name="P9" style:family="paragraph" style:parent-style-name="Standard">
      <style:text-properties officeooo:rsid="00173821" officeooo:paragraph-rsid="0017b5fc"/>
    </style:style>
    <style:style style:name="P10" style:family="paragraph" style:parent-style-name="Standard">
      <style:text-properties officeooo:rsid="0017b5fc" officeooo:paragraph-rsid="0017b5fc"/>
    </style:style>
    <style:style style:name="P11" style:family="paragraph" style:parent-style-name="Standard">
      <style:text-properties fo:font-size="14pt" fo:font-weight="bold" officeooo:rsid="000b7f35" officeooo:paragraph-rsid="000b7f35" style:font-size-asian="14pt" style:font-weight-asian="bold" style:font-size-complex="14pt" style:font-weight-complex="bold"/>
    </style:style>
    <style:style style:name="P12" style:family="paragraph" style:parent-style-name="Standard">
      <style:text-properties officeooo:rsid="00184cf4" officeooo:paragraph-rsid="0017b5fc"/>
    </style:style>
    <style:style style:name="P13" style:family="paragraph" style:parent-style-name="Standard">
      <style:text-properties officeooo:rsid="00184cf4" officeooo:paragraph-rsid="00184cf4"/>
    </style:style>
    <style:style style:name="P14" style:family="paragraph" style:parent-style-name="Standard">
      <style:text-properties officeooo:rsid="00184cf4" officeooo:paragraph-rsid="001c8d88"/>
    </style:style>
    <style:style style:name="P15" style:family="paragraph" style:parent-style-name="Standard">
      <style:text-properties fo:font-size="12pt" officeooo:rsid="001c8d88" officeooo:paragraph-rsid="001c8d88" style:font-size-asian="10.5pt" style:font-size-complex="12pt"/>
    </style:style>
    <style:style style:name="P16" style:family="paragraph" style:parent-style-name="Standard">
      <style:text-properties officeooo:rsid="001c8d88" officeooo:paragraph-rsid="001c8d88"/>
    </style:style>
    <style:style style:name="T1" style:family="text">
      <style:text-properties officeooo:rsid="000c4b4f"/>
    </style:style>
    <style:style style:name="T2" style:family="text">
      <style:text-properties officeooo:rsid="000fd961"/>
    </style:style>
    <style:style style:name="T3" style:family="text">
      <style:text-properties officeooo:rsid="001094ad"/>
    </style:style>
    <style:style style:name="T4" style:family="text">
      <style:text-properties officeooo:rsid="0011cc9c"/>
    </style:style>
    <style:style style:name="T5" style:family="text">
      <style:text-properties officeooo:rsid="0012707a"/>
    </style:style>
    <style:style style:name="T6" style:family="text">
      <style:text-properties officeooo:rsid="001366bb"/>
    </style:style>
    <style:style style:name="T7" style:family="text">
      <style:text-properties officeooo:rsid="0017b5fc"/>
    </style:style>
    <style:style style:name="T8" style:family="text">
      <style:text-properties fo:font-size="15pt" fo:font-weight="bold" style:font-size-asian="15pt" style:font-weight-asian="bold" style:font-size-complex="15pt" style:font-weight-complex="bold"/>
    </style:style>
    <style:style style:name="T9" style:family="text">
      <style:text-properties officeooo:rsid="00184cf4"/>
    </style:style>
    <style:style style:name="T10" style:family="text">
      <style:text-properties fo:font-size="10pt" style:font-size-asian="10pt" style:font-size-complex="10pt"/>
    </style:style>
    <style:style style:name="T11" style:family="text">
      <style:text-properties officeooo:rsid="00198f5b"/>
    </style:style>
    <style:style style:name="T12" style:family="text">
      <style:text-properties officeooo:rsid="001c8d88"/>
    </style:style>
    <style:style style:name="T13" style:family="text">
      <style:text-properties officeooo:rsid="001e39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Kommunikationskanäle:</text:p>
      <text:p text:style-name="P11"/>
      <text:p text:style-name="P1"/>
      <text:p text:style-name="P1">Wir bieten eine Supportseite an mit den Bereichen Hilfe, Kontakt und Social Networks, in denen wir mit unseren Usern, und unsere User mit uns, kommunizieren können.</text:p>
      <text:p text:style-name="P1"/>
      <text:p text:style-name="P1">Im Bereich Hilfe gibt es verschiedene, häufig gestellte Fragen, die normalerweise die meisten Fragen unserer User beantworten sollte. Die <text:span text:style-name="T1">Antworten</text:span> umfassen sowohl Bedien-hinweise/erläuterungen, <text:span text:style-name="T1">Antworten </text:span>zu unserem Preissystem (siehe sinnvolle Preisgestaltung), <text:span text:style-name="T1">zu </text:span>Angebote<text:span text:style-name="T1">n</text:span> und generell zu Unternehmensfragen.</text:p>
      <text:p text:style-name="P1"/>
      <text:p text:style-name="P2">Unsere Kontaktseite beinhaltet ein Anfrageformular für Fragen die im Bereich Hilfe nicht beantwortet werden konnten, für generelles Feedback und <text:span text:style-name="T2">für Interessenten an unserem Produkt/Unternehmen. </text:span>Außerdem ist auf der Seite unsere vollständige Firmenadresse und weitere wichtige Informationen wie <text:span text:style-name="T2">die</text:span> Umsatzsteuer-I<text:span text:style-name="T2">dentifikationsnummer</text:span> zu finden. <text:span text:style-name="T3">Zu einem späteren Zeitpunkt bei entsprechend umfangreichem Kundenstamm wäre ein Live-Support zum Beispiel in Form eines Live-Chats oder einer Supporthotline denkbar.</text:span></text:p>
      <text:p text:style-name="P2"/>
      <text:p text:style-name="P3">Auf unserer Social Networks Seite sind Links zu unserem Facebook-, Google Plus- und Twitter<text:span text:style-name="T4">unternehmens</text:span>account zu finden.</text:p>
      <text:p text:style-name="P2"/>
      <text:p text:style-name="P4">Twitter: <text:span text:style-name="T6">Auf unserer Twitter-Seite bieten wir kurze Informationen vor allem technischen Ursprungs. So können wir dort zum Beispiel auf kleinere technische Veränderungen in unserer Software eingehen, sowie Mitteilungen schreiben falls es zu Ausfallzeiten oder anderen technisch bedingten Problemen kommt.</text:span></text:p>
      <text:p text:style-name="P4"/>
      <text:p text:style-name="P5">Facebook: <text:span text:style-name="T5">Auf Facebook stellen wir unser Unternehmen Interessenten vor und informieren diese über generelle Neuerungen die unser Produkt und Unternehmen betreffen. Dabei versuchen wir uns gezielt jung, modern und innovativ darzustellen, um das Interesse potenzieller Kunden zu wecken und eine positive Assoziation mit unserem Unternehmen zu erreichen. </text:span></text:p>
      <text:p text:style-name="P5"><text:span text:style-name="T5">Des Weiteren bieten wir gelegentlich Gewinnspiele und Verlosungen an um Abwechslung zu schaffen und unsere Kundenbindung zu erhöhen. Außerdem werden wir Kundenumfragen starten um Feedback zu erhalten, mit dem Vorteil das wir viele unserer User erreichen. </text:span></text:p>
      <text:p text:style-name="P4"/>
      <text:p text:style-name="P4">Google Plus: <text:span text:style-name="T6">Unsere Google Plus-Seite bietet den selben Inhalt wie unsere Facebook-Seite und dient lediglich dem Zweck breiter aufgestellt zu sein und noch mehr bestehende, sowie potenzielle User anzusprechen.</text:span></text:p>
      <text:p text:style-name="P4"/>
      <text:p text:style-name="P4"/>
      <text:p text:style-name="P6">Für unsere Bestandskunden bieten wir als optionalen, freiwilligen Service das Abonnieren unseres E-Mail-Newsletters an,<text:span text:style-name="T7"> auf deutsch für unsere deutschen User und auf englisch für alle anderen User.</text:span> Im Newsletter informieren wir unsere Kunden detailliert über jegliche Neuerungen die unser Produkt betreffen, sowohl technisch als auch in der Bedienung, im Preissystem und vielem mehr. Außerdem teilen wir wichtige Veränderungen in unserem Unternehmen mit und verweisen auf unsere Social-Media-Seiten mit entsprechenden Gewinnspielen, Kundenumfragen usw.</text:p>
      <text:p text:style-name="P6">Ziel ist es eine enge Kundenbindung zu erschaffen, in dem sich unsere Kunden stets sehr gut informiert und damit als Teil des Unternehmens fühlen.</text:p>
      <text:p text:style-name="P7">Den Newsletter empfinden wir als absolut freiwilligen Zusatzservice der nicht aufgedrängt wirken darf (zum Beispiel in Form einer angewählten Checkbox beim Registrieren auf unserer Webseite), da das zu einem negativen Gefühl beim User und damit einem schlechten Image führen kann.</text:p>
      <text:p text:style-name="P7"/>
      <text:p text:style-name="P7"/>
      <text:p text:style-name="P8"><text:soft-page-break/>Als weiteren Kommunikationskanal bieten wir einen speziellen, öffentlichen Bereich für unsere User in unserem Bugtracking-System an. Dort können Kunden spezielle technische Fragen stellen, Vorschläge für Features einreichen und gefundene Programmfehler melden. Dieser Bereich ist insbesondere für technisch versierte User gedacht, die an der Entwicklung des Produktes teilhaben und dieses aktiv mitgestalten wollen. Des Weiteren erhalten die User schnelles, direktes und technisch detailliertes Feedback von uns.</text:p>
      <text:p text:style-name="P8">Damit wollen wir selbstverständlich die Kundenbindung generell stärken, aber auch insbesondere durch die aktive Mitgestaltung dem Kunden komplette Transparenz suggerieren.</text:p>
      <text:p text:style-name="P9">Ein weiterer Effekt ist die Pflege unseres Images als innovatives Unternehmen, das technisch bestmögliche Lösungen mit besonderem Augenmerk auf die Kundenzufriedenheit anbietet.</text:p>
      <text:p text:style-name="P9"/>
      <text:p text:style-name="P9"><text:span text:style-name="T7">Andere Kommunikationskanäle wie Blogs oder Podcasts könnten zu einem späteren Zeitpunkt, wenn unser Kundenstamm entsprechend umfangreich ist, interessant werden.</text:span></text:p>
      <text:p text:style-name="P9"/>
      <text:p text:style-name="P9"/>
      <text:p text:style-name="P9"/>
      <text:p text:style-name="P10"><text:span text:style-name="T8">Kundenakquise</text:span>:</text:p>
      <text:p text:style-name="P10"/>
      <text:p text:style-name="P10"/>
      <text:p text:style-name="P10">Bei der Kundengewinnung werden wir uns verschiedener web-basierter Pull-Methoden bedienen.</text:p>
      <text:p text:style-name="P10">Dazu gehören die Suchmaschinenoptimierung<text:span text:style-name="T9">(SEO)</text:span>, das Linkbuildung, Onlinewerbung und die Nutzung unser oben genannten Social-Media-Kanäle.</text:p>
      <text:p text:style-name="P12"/>
      <text:p text:style-name="P14">Auf die Suchmaschinenoptimierung <text:span text:style-name="T12">in den organischen(kein Einfluss von Geld) Suchergebnissen </text:span>wird unser Hauptaugenmerk gelegt, da wir annehmen damit die meisten unserer Kunden gewinnen zu können. </text:p>
      <text:p text:style-name="P14"><text:span text:style-name="T11">Wir unterscheiden dabei zwischen OffPage- und OnPage-Optimierungen und das lediglich auf </text:span>Google <text:span text:style-name="T12">zugeschnitten, das diese</text:span> für uns die einzig relevante Suchmaschine darstellt. <text:span text:style-name="T10">(= Wikipedia, Suchmaschine – Verteilung der Nutzung von Suchmaschinen in Deutschland v. 22.04.2014 </text:span><text:a xlink:type="simple" xlink:href="http://de.wikipedia.org/wiki/Suchmaschine#Verteilung_der_Nutzung_von_Suchmaschinen_in_Deutschland"><text:span text:style-name="T10">http://de.wikipedia.org/wiki/Suchmaschine#Verteilung_der_Nutzung_von_Suchmaschinen_in_Deutschland</text:span></text:a><text:span text:style-name="T10">)</text:span></text:p>
      <text:p text:style-name="P15">Für die OnPage-Optimierung brauchen wir eine generell gut programmierte Seite, die dem technischen Standard entspricht, besonders die HTML-Struktur muss dabei korrekt sein. Im Hinblick auf die Suchmaschinenoptimierung muss die Seite mit dem korrekten und sinnvollen Einsatz von Meta-Elementen versehen sein. Meta-Elemente stellen dabei nützliche Informationen dar, die die Auffindbarkeit unserer Seite verbessern und dem Suchroboter von Google helfen soll unsere Seite richtig zu durchsuchen. Weitere Anpassungen, wie die sinnvolle Benennung von Bildern auf unserer Webseite, können unsere Auffindbarkeit zusätzlich verbessern.</text:p>
      <text:p text:style-name="P16">In der OffPage-Optimierung werden wir uns hauptsächlich damit beschäftigen Partner zu gewinnen und unser Linkbuilding zu verbessern.</text:p>
      <text:p text:style-name="P13">Beim Linkbuilding legen wir Wert auf eine natürliche Linkstruktur. Das hei<text:span text:style-name="T13">ß</text:span>t eine ausgewogene Anzahl an Backlinks (Links von anderen Seiten auf unsere) und damit eine Steigerung unserer Besucheranzahl und generell unserer Popularität.</text:p>
      <text:p text:style-name="P13"/>
      <text:p text:style-name="P13">Die Onlinewerbung verstehen wir als Maßnahme um uns möglichst schnell und gut bei Google in den Suchergebnissen platzieren können.</text:p>
      <text:p text:style-name="P13">Wir werden unsere Werbung dabei lediglich auf Google selbst platzieren in Form von Google Adwords. Bei der Anzeige geht es darum sogenannte Keywords auszuwählen die einerseits häufig genug gesucht werden und sich andererseits auf unser Produkt beziehen. Der Preis richtet sich dabei <text:s/>nach der Anzahl der Klicks auf unsere Anzeige. Ziel sollte es sein durch die Keywords die Kunden zu einer Conversion zu bewegen, also den Besuch des Kunden auf unserer Webseite in den Kauf eines Produktes umzuwandeln. Sinnvoll wäre daher die Anzeige auf unsere kostenpflichtigen Zusatzprodukte zu verlin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2T15:04:20.115000000</meta:creation-date>
    <dc:date>2014-04-22T18:42:33.350000000</dc:date>
    <meta:editing-duration>PT3H22M56S</meta:editing-duration>
    <meta:editing-cycles>13</meta:editing-cycles>
    <meta:generator>LibreOffice/4.1.4.2$Windows_x86 LibreOffice_project/0a0440ccc0227ad9829de5f46be37cfb6edcf72</meta:generator>
    <meta:document-statistic meta:table-count="0" meta:image-count="0" meta:object-count="0" meta:page-count="2" meta:paragraph-count="26" meta:word-count="876" meta:character-count="6766" meta:non-whitespace-character-count="5911"/>
  </office:meta>
</office:document-meta>
</file>